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384ACC132BC.png" manifest:media-type="image/png"/>
  <manifest:file-entry manifest:full-path="Pictures/10000000000004B000000384FFE6FB4B.png" manifest:media-type="image/png"/>
  <manifest:file-entry manifest:full-path="Pictures/10000000000004B0000003849F60869D.png" manifest:media-type="image/png"/>
  <manifest:file-entry manifest:full-path="Pictures/10000000000004B00000038440B92F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317cm" svg:height="15.237cm" svg:x="1.183cm" svg:y="1.263cm">
          <draw:image xlink:href="Pictures/10000000000004B00000038440B92FDC.png" xlink:type="simple" xlink:show="embed" xlink:actuate="onLoad">
            <text:p/>
          </draw:image>
        </draw:frame>
        <draw:frame draw:style-name="gr1" draw:text-style-name="P1" draw:layer="layout" svg:width="20.317cm" svg:height="15.237cm" svg:x="21.5cm" svg:y="1.063cm">
          <draw:image xlink:href="Pictures/10000000000004B0000003849F60869D.png" xlink:type="simple" xlink:show="embed" xlink:actuate="onLoad">
            <text:p/>
          </draw:image>
        </draw:frame>
        <draw:frame draw:style-name="gr1" draw:text-style-name="P1" draw:layer="layout" svg:width="20.317cm" svg:height="15.237cm" svg:x="0.983cm" svg:y="18.6cm">
          <draw:image xlink:href="Pictures/10000000000004B000000384FFE6FB4B.png" xlink:type="simple" xlink:show="embed" xlink:actuate="onLoad">
            <text:p/>
          </draw:image>
        </draw:frame>
        <draw:frame draw:style-name="gr1" draw:text-style-name="P1" draw:layer="layout" svg:width="20.317cm" svg:height="15.237cm" svg:x="21.7cm" svg:y="18.6cm">
          <draw:image xlink:href="Pictures/10000000000004B000000384ACC132B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cm" fo:page-height="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6T17:05:01.699313874</meta:creation-date>
    <dc:date>2015-11-06T17:07:45.137689596</dc:date>
    <meta:editing-duration>PT2M44S</meta:editing-duration>
    <meta:editing-cycles>1</meta:editing-cycles>
    <meta:document-statistic meta:object-count="4"/>
    <meta:generator>LibreOffice/4.4.2.2$Linux_X86_64 LibreOffice_project/40m0$Build-2</meta:generator>
  </office:meta>
</office:document-meta>
</file>